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 Regular" svg:font-family="''JetBrains Mono Regular', 'Droid Sans Mono', monospace, monospace, 'Droid Sans Fallback', ',', 'Droid Sans Mono', ',', monospace, ', monospace,', 'Droid Sans Fallback', 'font-weight: normal', 'font-size: 14px', 'line-height: 19px', 'white-space: pre'"/>
    <style:font-face style:name="StarSymbol" svg:font-family="StarSymbol"/>
    <style:font-face style:name="Tahoma1" svg:font-family="Tahoma"/>
    <style:font-face style:name="Courier New" svg:font-family="'Courier New'" style:font-family-generic="modern" style:font-pitch="fixed"/>
    <style:font-face style:name="Inter UI" svg:font-family="'Inter U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style:font-name="Inter UI" fo:font-size="16pt" fo:font-weight="bold" officeooo:rsid="00211dbd" officeooo:paragraph-rsid="00225c78" style:font-size-asian="16pt" style:font-weight-asian="bold" style:font-size-complex="16pt" style:font-weight-complex="bold"/>
    </style:style>
    <style:style style:name="P3" style:family="paragraph" style:parent-style-name="Footnote">
      <style:text-properties style:font-name="Inter UI" fo:font-size="16pt" fo:font-weight="bold" officeooo:rsid="00211dbd" officeooo:paragraph-rsid="0024293d" style:font-size-asian="16pt" style:font-weight-asian="bold" style:font-size-complex="16pt" style:font-weight-complex="bold"/>
    </style:style>
    <style:style style:name="P4" style:family="paragraph" style:parent-style-name="Footnote">
      <style:text-properties style:font-name="Inter UI" fo:font-size="16pt" fo:font-weight="bold" officeooo:rsid="001baf0c" officeooo:paragraph-rsid="00225c78" style:font-size-asian="16pt" style:font-weight-asian="bold" style:font-size-complex="16pt" style:font-weight-complex="bold"/>
    </style:style>
    <style:style style:name="P5" style:family="paragraph" style:parent-style-name="Affiliations">
      <style:text-properties officeooo:rsid="0007e0bd" officeooo:paragraph-rsid="001f5f6a"/>
    </style:style>
    <style:style style:name="P6" style:family="paragraph" style:parent-style-name="Affiliations">
      <style:text-properties officeooo:paragraph-rsid="001f5f6a"/>
    </style:style>
    <style:style style:name="P7" style:family="paragraph" style:parent-style-name="Authors">
      <style:text-properties fo:language="en" fo:country="GB" officeooo:rsid="0007e0bd" officeooo:paragraph-rsid="001f5f6a"/>
    </style:style>
    <style:style style:name="P8" style:family="paragraph" style:parent-style-name="Abstract_20__2b__20_Keywords">
      <style:text-properties officeooo:paragraph-rsid="001f5f6a"/>
    </style:style>
    <style:style style:name="P9" style:family="paragraph" style:parent-style-name="Title">
      <style:paragraph-properties fo:text-align="center" style:justify-single-word="false"/>
      <style:text-properties fo:language="en" fo:country="GB" officeooo:paragraph-rsid="0026879e"/>
    </style:style>
    <style:style style:name="P10" style:family="paragraph" style:parent-style-name="Title" style:master-page-name="Standard">
      <style:paragraph-properties fo:text-align="center" style:justify-single-word="false" style:page-number="auto"/>
      <style:text-properties officeooo:paragraph-rsid="0026879e"/>
    </style:style>
    <style:style style:name="P11" style:family="paragraph" style:parent-style-name="Abstract_20__2b__20_Keywords">
      <style:text-properties officeooo:paragraph-rsid="0028099e"/>
    </style:style>
    <style:style style:name="P12" style:family="paragraph" style:parent-style-name="Footnote">
      <style:text-properties style:font-name="Inter UI" fo:font-size="16pt" fo:font-weight="bold" officeooo:rsid="001cecb5" officeooo:paragraph-rsid="0024293d" style:font-size-asian="16pt" style:font-weight-asian="bold" style:font-size-complex="16pt" style:font-weight-complex="bold"/>
    </style:style>
    <style:style style:name="P13" style:family="paragraph" style:parent-style-name="Footnote">
      <style:text-properties style:font-name="Inter UI" fo:font-size="16pt" fo:font-weight="bold" officeooo:rsid="001cecb5" officeooo:paragraph-rsid="003683f2" style:font-size-asian="16pt" style:font-weight-asian="bold" style:font-size-complex="16pt" style:font-weight-complex="bold"/>
    </style:style>
    <style:style style:name="P14" style:family="paragraph" style:parent-style-name="Footnote">
      <style:text-properties style:font-name="Inter UI" fo:font-size="16pt" fo:font-weight="bold" officeooo:rsid="001cecb5" officeooo:paragraph-rsid="00302916" style:font-size-asian="16pt" style:font-weight-asian="bold" style:font-size-complex="16pt" style:font-weight-complex="bold"/>
    </style:style>
    <style:style style:name="P15" style:family="paragraph" style:parent-style-name="Footnote">
      <style:text-properties style:font-name="Inter UI" fo:font-size="16pt" fo:font-weight="bold" officeooo:rsid="001cecb5" officeooo:paragraph-rsid="003e2cbc" style:font-size-asian="16pt" style:font-weight-asian="bold" style:font-size-complex="16pt" style:font-weight-complex="bold"/>
    </style:style>
    <style:style style:name="P16" style:family="paragraph" style:parent-style-name="Footnote">
      <style:text-properties style:font-name="Inter UI" fo:font-size="16pt" fo:font-weight="bold" officeooo:rsid="001cecb5" officeooo:paragraph-rsid="00448b31" style:font-size-asian="16pt" style:font-weight-asian="bold" style:font-size-complex="16pt" style:font-weight-complex="bold"/>
    </style:style>
    <style:style style:name="P17" style:family="paragraph" style:parent-style-name="Footnote">
      <style:text-properties style:font-name="Inter UI" fo:font-size="16pt" fo:font-weight="bold" officeooo:rsid="001cecb5" officeooo:paragraph-rsid="004a6384" style:font-size-asian="16pt" style:font-weight-asian="bold" style:font-size-complex="16pt" style:font-weight-complex="bold"/>
    </style:style>
    <style:style style:name="P18" style:family="paragraph" style:parent-style-name="Footnote">
      <style:text-properties style:font-name="Inter UI" fo:font-size="16pt" fo:font-weight="bold" officeooo:rsid="001cecb5" officeooo:paragraph-rsid="0055f4f6" style:font-size-asian="16pt" style:font-weight-asian="bold" style:font-size-complex="16pt" style:font-weight-complex="bold"/>
    </style:style>
    <style:style style:name="P19" style:family="paragraph" style:parent-style-name="Footnote">
      <style:text-properties style:font-name="Inter UI" fo:font-size="16pt" fo:font-weight="bold" officeooo:rsid="001cecb5" officeooo:paragraph-rsid="00591147" style:font-size-asian="16pt" style:font-weight-asian="bold" style:font-size-complex="16pt" style:font-weight-complex="bold"/>
    </style:style>
    <style:style style:name="P20" style:family="paragraph" style:parent-style-name="Footnote">
      <style:text-properties style:font-name="Inter UI" fo:font-size="16pt" fo:font-weight="bold" officeooo:rsid="001cecb5" officeooo:paragraph-rsid="00314800" style:font-size-asian="16pt" style:font-weight-asian="bold" style:font-size-complex="16pt" style:font-weight-complex="bold"/>
    </style:style>
    <style:style style:name="P21" style:family="paragraph" style:parent-style-name="Footnote">
      <style:text-properties style:font-name="Inter UI" fo:font-size="16pt" fo:font-weight="bold" officeooo:rsid="001cecb5" officeooo:paragraph-rsid="005d06e4" style:font-size-asian="16pt" style:font-weight-asian="bold" style:font-size-complex="16pt" style:font-weight-complex="bold"/>
    </style:style>
    <style:style style:name="P22" style:family="paragraph" style:parent-style-name="Footnote">
      <style:text-properties style:font-name="Inter UI" fo:font-size="16pt" fo:font-weight="bold" officeooo:rsid="001cecb5" officeooo:paragraph-rsid="0060f167" style:font-size-asian="16pt" style:font-weight-asian="bold" style:font-size-complex="16pt" style:font-weight-complex="bold"/>
    </style:style>
    <style:style style:name="P23" style:family="paragraph" style:parent-style-name="Footnote">
      <style:text-properties style:font-name="Inter UI" fo:font-size="16pt" fo:font-weight="bold" officeooo:rsid="0060f167" officeooo:paragraph-rsid="0060f167" style:font-size-asian="16pt" style:font-weight-asian="bold" style:font-size-complex="16pt" style:font-weight-complex="bold"/>
    </style:style>
    <style:style style:name="P24" style:family="paragraph" style:parent-style-name="Footnote">
      <style:text-properties style:font-name="Inter UI" fo:font-size="16pt" fo:font-weight="bold" officeooo:rsid="006825f3" officeooo:paragraph-rsid="006825f3" style:font-size-asian="16pt" style:font-weight-asian="bold" style:font-size-complex="16pt" style:font-weight-complex="bold"/>
    </style:style>
    <style:style style:name="P25" style:family="paragraph" style:parent-style-name="Footnote">
      <style:text-properties officeooo:paragraph-rsid="00314800"/>
    </style:style>
    <style:style style:name="P26" style:family="paragraph" style:parent-style-name="Footnote">
      <style:text-properties officeooo:paragraph-rsid="0042aade"/>
    </style:style>
    <style:style style:name="P27" style:family="paragraph" style:parent-style-name="Heading_20_2">
      <style:text-properties style:font-name="Inter UI" fo:font-size="16pt" fo:font-style="normal" style:font-size-asian="16pt" style:font-style-asian="normal" style:font-size-complex="16pt" style:font-style-complex="normal"/>
    </style:style>
    <style:style style:name="P28" style:family="paragraph" style:parent-style-name="Heading_20_2">
      <style:text-properties style:font-name="Inter UI" fo:font-size="16pt" fo:font-style="normal" officeooo:paragraph-rsid="0029a334" style:font-size-asian="16pt" style:font-style-asian="normal" style:font-size-complex="16pt" style:font-style-complex="normal"/>
    </style:style>
    <style:style style:name="P29" style:family="paragraph" style:parent-style-name="Text_20_body">
      <style:paragraph-properties fo:break-before="page"/>
      <style:text-properties fo:font-size="16pt" officeooo:paragraph-rsid="00211dbd" style:font-size-asian="16pt" style:font-size-complex="16pt"/>
    </style:style>
    <style:style style:name="P3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29a334" fo:background-color="transparent" style:font-name-asian="Times New Roman1" style:font-size-asian="10pt" style:font-style-asian="normal" style:font-weight-asian="normal" style:font-name-complex="Times New Roman1" style:font-size-complex="10pt"/>
    </style:style>
    <style:style style:name="P3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10pt" officeooo:paragraph-rsid="002a2a38" style:font-size-asian="10pt" style:font-size-complex="10pt"/>
    </style:style>
    <style:style style:name="P3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10pt" officeooo:rsid="00225c78" officeooo:paragraph-rsid="002e5de7" style:font-size-asian="10pt" style:font-size-complex="10pt"/>
    </style:style>
    <style:style style:name="P3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29a334" fo:background-color="transparent" style:font-name-asian="Times New Roman1" style:font-size-asian="10pt" style:font-style-asian="normal" style:font-weight-asian="normal" style:font-name-complex="Times New Roman1" style:font-size-complex="10pt"/>
    </style:style>
    <style:style style:name="P3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officeooo:paragraph-rsid="0029a334"/>
    </style:style>
    <style:style style:name="P35"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officeooo:paragraph-rsid="002a2a38"/>
    </style:style>
    <style:style style:name="P36"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officeooo:paragraph-rsid="002e5de7"/>
    </style:style>
    <style:style style:name="P37"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fo:font-size="10pt" officeooo:paragraph-rsid="002a2a38" style:font-size-asian="10pt" style:font-size-complex="10pt"/>
    </style:style>
    <style:style style:name="P3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fo:font-size="10pt" officeooo:rsid="00225c78" officeooo:paragraph-rsid="002e5de7" style:font-size-asian="10pt" style:font-size-complex="10pt"/>
    </style:style>
    <style:style style:name="T1" style:family="text">
      <style:text-properties officeooo:rsid="001f5f6a"/>
    </style:style>
    <style:style style:name="T2" style:family="text">
      <style:text-properties fo:language="en" fo:country="GB"/>
    </style:style>
    <style:style style:name="T3" style:family="text">
      <style:text-properties fo:language="en" fo:country="GB" officeooo:rsid="0007e0bd"/>
    </style:style>
    <style:style style:name="T4" style:family="text">
      <style:text-properties fo:language="en" fo:country="GB" officeooo:rsid="0025cdbd"/>
    </style:style>
    <style:style style:name="T5" style:family="text">
      <style:text-properties fo:font-size="10pt" fo:language="en" fo:country="GB" fo:font-weight="bold" style:font-size-asian="10pt" style:font-weight-asian="bold" style:font-size-complex="10pt" style:font-weight-complex="bold"/>
    </style:style>
    <style:style style:name="T6" style:family="text">
      <style:text-properties fo:font-size="10pt" fo:language="en" fo:country="GB" fo:font-weight="normal" officeooo:rsid="0007e0bd" style:font-size-asian="10pt" style:font-weight-asian="normal" style:font-size-complex="10pt" style:font-weight-complex="normal"/>
    </style:style>
    <style:style style:name="T7" style:family="text">
      <style:text-properties fo:font-size="10pt" style:font-size-asian="10pt" style:font-size-complex="10pt"/>
    </style:style>
    <style:style style:name="T8" style:family="text">
      <style:text-properties fo:font-size="10pt" officeooo:rsid="006b969c" style:font-size-asian="10pt" style:font-size-complex="10pt"/>
    </style:style>
    <style:style style:name="T9" style:family="text">
      <style:text-properties fo:font-size="10pt" officeooo:rsid="006c9c96" style:font-size-asian="10pt" style:font-size-complex="10pt"/>
    </style:style>
    <style:style style:name="T10" style:family="text">
      <style:text-properties fo:font-size="10pt" officeooo:rsid="006cfacf" style:font-size-asian="10pt" style:font-size-complex="10pt"/>
    </style:style>
    <style:style style:name="T11" style:family="text">
      <style:text-properties fo:font-size="10pt" officeooo:rsid="006d58ba" style:font-size-asian="10pt" style:font-size-complex="10pt"/>
    </style:style>
    <style:style style:name="T12" style:family="text">
      <style:text-properties fo:font-size="10pt" officeooo:rsid="006f30e1" style:font-size-asian="10pt" style:font-size-complex="10pt"/>
    </style:style>
    <style:style style:name="T13" style:family="text">
      <style:text-properties fo:font-size="10pt" officeooo:rsid="006fe2c5" style:font-size-asian="10pt" style:font-size-complex="10pt"/>
    </style:style>
    <style:style style:name="T14" style:family="text">
      <style:text-properties fo:font-size="10pt" officeooo:rsid="0070b920" style:font-size-asian="10pt" style:font-size-complex="10pt"/>
    </style:style>
    <style:style style:name="T15" style:family="text">
      <style:text-properties fo:font-size="10pt" officeooo:rsid="0071b03e" style:font-size-asian="10pt" style:font-size-complex="10pt"/>
    </style:style>
    <style:style style:name="T16" style:family="text">
      <style:text-properties fo:font-size="10pt" officeooo:rsid="00726094" style:font-size-asian="10pt" style:font-size-complex="10pt"/>
    </style:style>
    <style:style style:name="T17" style:family="text">
      <style:text-properties fo:font-size="10pt" officeooo:rsid="007acf85" style:font-size-asian="10pt" style:font-size-complex="10pt"/>
    </style:style>
    <style:style style:name="T18" style:family="text">
      <style:text-properties fo:font-size="10pt" officeooo:rsid="007ad4ce" style:font-size-asian="10pt" style:font-size-complex="10pt"/>
    </style:style>
    <style:style style:name="T19" style:family="text">
      <style:text-properties fo:font-size="10pt" fo:font-style="italic" style:font-size-asian="10pt" style:font-style-asian="italic" style:font-size-complex="10pt" style:font-style-complex="italic"/>
    </style:style>
    <style:style style:name="T20" style:family="text">
      <style:text-properties style:font-name="Times New Roman" fo:font-size="10pt" style:font-size-asian="10pt" style:font-size-complex="10pt"/>
    </style:style>
    <style:style style:name="T21" style:family="text">
      <style:text-properties style:font-name="Times New Roman" fo:font-size="10pt" officeooo:rsid="001cecb5" style:font-size-asian="10pt" style:font-size-complex="10pt"/>
    </style:style>
    <style:style style:name="T22" style:family="text">
      <style:text-properties style:font-name="Times New Roman" fo:font-size="10pt" fo:font-style="italic" fo:font-weight="normal" style:font-size-asian="10pt" style:font-weight-asian="normal" style:font-size-complex="10pt" style:font-weight-complex="normal"/>
    </style:style>
    <style:style style:name="T2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Times New Roman" fo:font-size="10pt" fo:font-style="italic" fo:font-weight="normal" officeooo:rsid="0024293d" style:font-size-asian="10pt" style:font-style-asian="italic" style:font-weight-asian="normal" style:font-size-complex="10pt" style:font-style-complex="italic" style:font-weight-complex="normal"/>
    </style:style>
    <style:style style:name="T25" style:family="text">
      <style:text-properties style:font-name="Times New Roman" fo:font-size="10pt" fo:font-style="italic" fo:font-weight="normal" officeooo:rsid="00302916" style:font-size-asian="10pt" style:font-style-asian="italic" style:font-weight-asian="normal" style:font-size-complex="10pt" style:font-style-complex="italic" style:font-weight-complex="normal"/>
    </style:style>
    <style:style style:name="T26" style:family="text">
      <style:text-properties style:font-name="Times New Roman" fo:font-size="10pt" fo:font-style="italic" fo:font-weight="normal" officeooo:rsid="00314800" style:font-size-asian="10pt" style:font-style-asian="italic" style:font-weight-asian="normal" style:font-size-complex="10pt" style:font-style-complex="italic" style:font-weight-complex="normal"/>
    </style:style>
    <style:style style:name="T27" style:family="text">
      <style:text-properties style:font-name="Times New Roman" fo:font-size="10pt" fo:font-style="italic" fo:font-weight="normal" officeooo:rsid="003683f2" style:font-size-asian="10pt" style:font-style-asian="italic" style:font-weight-asian="normal" style:font-size-complex="10pt" style:font-style-complex="italic" style:font-weight-complex="normal"/>
    </style:style>
    <style:style style:name="T28" style:family="text">
      <style:text-properties style:font-name="Times New Roman" fo:font-size="10pt" fo:font-style="italic" fo:font-weight="normal" officeooo:rsid="003e2cbc" style:font-size-asian="10pt" style:font-style-asian="italic" style:font-weight-asian="normal" style:font-size-complex="10pt" style:font-style-complex="italic" style:font-weight-complex="normal"/>
    </style:style>
    <style:style style:name="T29" style:family="text">
      <style:text-properties style:font-name="Times New Roman" fo:font-size="10pt" fo:font-style="italic" fo:font-weight="normal" officeooo:rsid="0042aade" style:font-size-asian="10pt" style:font-style-asian="italic" style:font-weight-asian="normal" style:font-size-complex="10pt" style:font-style-complex="italic" style:font-weight-complex="normal"/>
    </style:style>
    <style:style style:name="T30" style:family="text">
      <style:text-properties style:font-name="Times New Roman" fo:font-size="10pt" fo:font-style="italic" fo:font-weight="normal" officeooo:rsid="00448b31" style:font-size-asian="10pt" style:font-style-asian="italic" style:font-weight-asian="normal" style:font-size-complex="10pt" style:font-style-complex="italic" style:font-weight-complex="normal"/>
    </style:style>
    <style:style style:name="T31" style:family="text">
      <style:text-properties style:font-name="Times New Roman" fo:font-size="10pt" fo:font-style="italic" fo:font-weight="normal" officeooo:rsid="004a6384" style:font-size-asian="10pt" style:font-style-asian="italic" style:font-weight-asian="normal" style:font-size-complex="10pt" style:font-style-complex="italic" style:font-weight-complex="normal"/>
    </style:style>
    <style:style style:name="T32" style:family="text">
      <style:text-properties style:font-name="Times New Roman" fo:font-size="10pt" fo:font-style="italic" fo:font-weight="normal" officeooo:rsid="0055f4f6" style:font-size-asian="10pt" style:font-style-asian="italic" style:font-weight-asian="normal" style:font-size-complex="10pt" style:font-style-complex="italic" style:font-weight-complex="normal"/>
    </style:style>
    <style:style style:name="T33" style:family="text">
      <style:text-properties style:font-name="Times New Roman" fo:font-size="10pt" fo:font-style="italic" fo:font-weight="normal" officeooo:rsid="00591147" style:font-size-asian="10pt" style:font-style-asian="italic" style:font-weight-asian="normal" style:font-size-complex="10pt" style:font-style-complex="italic" style:font-weight-complex="normal"/>
    </style:style>
    <style:style style:name="T34" style:family="text">
      <style:text-properties style:font-name="Times New Roman" fo:font-size="10pt" fo:font-style="italic" fo:font-weight="normal" officeooo:rsid="005d06e4" style:font-size-asian="10pt" style:font-style-asian="italic" style:font-weight-asian="normal" style:font-size-complex="10pt" style:font-style-complex="italic" style:font-weight-complex="normal"/>
    </style:style>
    <style:style style:name="T35" style:family="text">
      <style:text-properties style:font-name="Times New Roman" fo:font-size="10pt" fo:font-style="italic" fo:font-weight="normal" officeooo:rsid="0060f167" style:font-size-asian="10pt" style:font-style-asian="italic" style:font-weight-asian="normal" style:font-size-complex="10pt" style:font-style-complex="italic" style:font-weight-complex="normal"/>
    </style:style>
    <style:style style:name="T36" style:family="text">
      <style:text-properties style:font-name="Times New Roman" fo:font-size="10pt" fo:font-style="normal" style:font-size-asian="10pt" style:font-style-asian="normal" style:font-size-complex="10pt" style:font-style-complex="normal"/>
    </style:style>
    <style:style style:name="T37" style:family="text">
      <style:text-properties style:font-name="Times New Roman" fo:font-size="10pt" fo:font-style="normal" officeooo:rsid="0024293d" style:font-size-asian="10pt" style:font-style-asian="normal" style:font-size-complex="10pt" style:font-style-complex="normal"/>
    </style:style>
    <style:style style:name="T38" style:family="text">
      <style:text-properties style:font-name="Times New Roman" fo:font-size="10pt" fo:font-style="normal" officeooo:rsid="00302916" style:font-size-asian="10pt" style:font-style-asian="normal" style:font-size-complex="10pt" style:font-style-complex="normal"/>
    </style:style>
    <style:style style:name="T39" style:family="text">
      <style:text-properties style:font-name="Times New Roman" fo:font-size="10pt" fo:font-style="normal" officeooo:rsid="00314800" style:font-size-asian="10pt" style:font-style-asian="normal" style:font-size-complex="10pt" style:font-style-complex="normal"/>
    </style:style>
    <style:style style:name="T40" style:family="text">
      <style:text-properties style:font-name="Times New Roman" fo:font-size="10pt" fo:font-style="normal" officeooo:rsid="003683f2" style:font-size-asian="10pt" style:font-style-asian="normal" style:font-size-complex="10pt" style:font-style-complex="normal"/>
    </style:style>
    <style:style style:name="T41" style:family="text">
      <style:text-properties style:font-name="Times New Roman" fo:font-size="10pt" fo:font-style="normal" officeooo:rsid="003e2cbc" style:font-size-asian="10pt" style:font-style-asian="normal" style:font-size-complex="10pt" style:font-style-complex="normal"/>
    </style:style>
    <style:style style:name="T42" style:family="text">
      <style:text-properties style:font-name="Times New Roman" fo:font-size="10pt" fo:font-style="normal" officeooo:rsid="00448b31" style:font-size-asian="10pt" style:font-style-asian="normal" style:font-size-complex="10pt" style:font-style-complex="normal"/>
    </style:style>
    <style:style style:name="T43" style:family="text">
      <style:text-properties style:font-name="Times New Roman" fo:font-size="10pt" fo:font-style="normal" officeooo:rsid="004a6384" style:font-size-asian="10pt" style:font-style-asian="normal" style:font-size-complex="10pt" style:font-style-complex="normal"/>
    </style:style>
    <style:style style:name="T44" style:family="text">
      <style:text-properties style:font-name="Times New Roman" fo:font-size="10pt" fo:font-style="normal" officeooo:rsid="0055f4f6" style:font-size-asian="10pt" style:font-style-asian="normal" style:font-size-complex="10pt" style:font-style-complex="normal"/>
    </style:style>
    <style:style style:name="T45" style:family="text">
      <style:text-properties style:font-name="Times New Roman" fo:font-size="10pt" fo:font-style="normal" officeooo:rsid="00591147" style:font-size-asian="10pt" style:font-style-asian="normal" style:font-size-complex="10pt" style:font-style-complex="normal"/>
    </style:style>
    <style:style style:name="T46" style:family="text">
      <style:text-properties style:font-name="Times New Roman" fo:font-size="10pt" fo:font-style="normal" officeooo:rsid="005d06e4" style:font-size-asian="10pt" style:font-style-asian="normal" style:font-size-complex="10pt" style:font-style-complex="normal"/>
    </style:style>
    <style:style style:name="T47" style:family="text">
      <style:text-properties style:font-name="Times New Roman" fo:font-size="10pt" fo:font-style="normal" officeooo:rsid="0060f167" style:font-size-asian="10pt" style:font-style-asian="normal" style:font-size-complex="10pt" style:font-style-complex="normal"/>
    </style:style>
    <style:style style:name="T48"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style:font-name="Times New Roman" fo:font-size="10pt" fo:font-style="normal" fo:font-weight="normal" officeooo:rsid="001cecb5" style:font-size-asian="10pt" style:font-style-asian="normal" style:font-weight-asian="normal" style:font-size-complex="10pt" style:font-style-complex="normal" style:font-weight-complex="normal"/>
    </style:style>
    <style:style style:name="T50" style:family="text">
      <style:text-properties style:font-name="Times New Roman" fo:font-size="10pt" fo:font-style="normal" fo:font-weight="normal" officeooo:rsid="00225c78" style:font-size-asian="10pt" style:font-style-asian="normal" style:font-weight-asian="normal" style:font-size-complex="10pt" style:font-style-complex="normal" style:font-weight-complex="normal"/>
    </style:style>
    <style:style style:name="T51" style:family="text">
      <style:text-properties style:font-name="Times New Roman" fo:font-size="10pt" fo:font-style="normal" fo:font-weight="normal" officeooo:rsid="0024293d" style:font-size-asian="10pt" style:font-style-asian="normal" style:font-weight-asian="normal" style:font-size-complex="10pt" style:font-style-complex="normal" style:font-weight-complex="normal"/>
    </style:style>
    <style:style style:name="T52" style:family="text">
      <style:text-properties style:font-name="Times New Roman" fo:font-size="10pt" fo:font-style="normal" fo:font-weight="normal" officeooo:rsid="00302916" style:font-size-asian="10pt" style:font-style-asian="normal" style:font-weight-asian="normal" style:font-size-complex="10pt" style:font-style-complex="normal" style:font-weight-complex="normal"/>
    </style:style>
    <style:style style:name="T53" style:family="text">
      <style:text-properties style:font-name="Times New Roman" fo:font-size="10pt" fo:font-style="normal" fo:font-weight="normal" officeooo:rsid="00314800" style:font-size-asian="10pt" style:font-style-asian="normal" style:font-weight-asian="normal" style:font-size-complex="10pt" style:font-style-complex="normal" style:font-weight-complex="normal"/>
    </style:style>
    <style:style style:name="T54" style:family="text">
      <style:text-properties style:font-name="Times New Roman" fo:font-size="10pt" fo:font-style="normal" fo:font-weight="normal" officeooo:rsid="003683f2" style:font-size-asian="10pt" style:font-style-asian="normal" style:font-weight-asian="normal" style:font-size-complex="10pt" style:font-style-complex="normal" style:font-weight-complex="normal"/>
    </style:style>
    <style:style style:name="T55" style:family="text">
      <style:text-properties style:font-name="Times New Roman" fo:font-size="10pt" fo:font-style="normal" fo:font-weight="normal" officeooo:rsid="0037642c" style:font-size-asian="10pt" style:font-style-asian="normal" style:font-weight-asian="normal" style:font-size-complex="10pt" style:font-style-complex="normal" style:font-weight-complex="normal"/>
    </style:style>
    <style:style style:name="T56" style:family="text">
      <style:text-properties style:font-name="Times New Roman" fo:font-size="10pt" fo:font-style="normal" fo:font-weight="normal" officeooo:rsid="003e2cbc" style:font-size-asian="10pt" style:font-style-asian="normal" style:font-weight-asian="normal" style:font-size-complex="10pt" style:font-style-complex="normal" style:font-weight-complex="normal"/>
    </style:style>
    <style:style style:name="T57" style:family="text">
      <style:text-properties style:font-name="Times New Roman" fo:font-size="10pt" fo:font-style="normal" fo:font-weight="normal" officeooo:rsid="0042aade" style:font-size-asian="10pt" style:font-style-asian="normal" style:font-weight-asian="normal" style:font-size-complex="10pt" style:font-style-complex="normal" style:font-weight-complex="normal"/>
    </style:style>
    <style:style style:name="T58" style:family="text">
      <style:text-properties style:font-name="Times New Roman" fo:font-size="10pt" fo:font-style="normal" fo:font-weight="normal" officeooo:rsid="00448b31" style:font-size-asian="10pt" style:font-style-asian="normal" style:font-weight-asian="normal" style:font-size-complex="10pt" style:font-style-complex="normal" style:font-weight-complex="normal"/>
    </style:style>
    <style:style style:name="T59" style:family="text">
      <style:text-properties style:font-name="Times New Roman" fo:font-size="10pt" fo:font-style="normal" fo:font-weight="normal" officeooo:rsid="004a6384" style:font-size-asian="10pt" style:font-style-asian="normal" style:font-weight-asian="normal" style:font-size-complex="10pt" style:font-style-complex="normal" style:font-weight-complex="normal"/>
    </style:style>
    <style:style style:name="T60" style:family="text">
      <style:text-properties style:font-name="Times New Roman" fo:font-size="10pt" fo:font-style="normal" fo:font-weight="normal" officeooo:rsid="0055f4f6" style:font-size-asian="10pt" style:font-style-asian="normal" style:font-weight-asian="normal" style:font-size-complex="10pt" style:font-style-complex="normal" style:font-weight-complex="normal"/>
    </style:style>
    <style:style style:name="T61" style:family="text">
      <style:text-properties style:font-name="Times New Roman" fo:font-size="10pt" fo:font-style="normal" fo:font-weight="normal" officeooo:rsid="0056ea9c" style:font-size-asian="10pt" style:font-style-asian="normal" style:font-weight-asian="normal" style:font-size-complex="10pt" style:font-style-complex="normal" style:font-weight-complex="normal"/>
    </style:style>
    <style:style style:name="T62" style:family="text">
      <style:text-properties style:font-name="Times New Roman" fo:font-size="10pt" fo:font-style="normal" fo:font-weight="normal" officeooo:rsid="00591147" style:font-size-asian="10pt" style:font-style-asian="normal" style:font-weight-asian="normal" style:font-size-complex="10pt" style:font-style-complex="normal" style:font-weight-complex="normal"/>
    </style:style>
    <style:style style:name="T63" style:family="text">
      <style:text-properties style:font-name="Times New Roman" fo:font-size="10pt" fo:font-style="normal" fo:font-weight="normal" officeooo:rsid="005d06e4" style:font-size-asian="10pt" style:font-style-asian="normal" style:font-weight-asian="normal" style:font-size-complex="10pt" style:font-style-complex="normal" style:font-weight-complex="normal"/>
    </style:style>
    <style:style style:name="T64" style:family="text">
      <style:text-properties style:font-name="Times New Roman" fo:font-size="10pt" fo:font-style="normal" fo:font-weight="normal" officeooo:rsid="0060f167" style:font-size-asian="10pt" style:font-style-asian="normal" style:font-weight-asian="normal" style:font-size-complex="10pt" style:font-style-complex="normal" style:font-weight-complex="normal"/>
    </style:style>
    <style:style style:name="T65" style:family="text">
      <style:text-properties style:font-name="Times New Roman" fo:font-size="10pt" fo:font-style="normal" fo:font-weight="bold" officeooo:rsid="00314800" style:font-size-asian="10pt" style:font-style-asian="normal" style:font-weight-asian="bold" style:font-size-complex="10pt" style:font-style-complex="normal" style:font-weight-complex="bold"/>
    </style:style>
    <style:style style:name="T66" style:family="text">
      <style:text-properties style:font-name="Times New Roman" fo:font-size="10pt" fo:font-style="normal" fo:font-weight="bold" officeooo:rsid="0042aade" style:font-size-asian="10pt" style:font-style-asian="normal" style:font-weight-asian="bold" style:font-size-complex="10pt" style:font-style-complex="normal" style:font-weight-complex="bold"/>
    </style:style>
    <style:style style:name="T67" style:family="text">
      <style:text-properties style:font-name="Times New Roman" fo:font-size="10pt" fo:font-weight="normal" style:font-size-asian="10pt" style:font-weight-asian="normal" style:font-size-complex="10pt" style:font-weight-complex="normal"/>
    </style:style>
    <style:style style:name="T68" style:family="text">
      <style:text-properties style:font-name="Times New Roman" fo:font-size="10pt" fo:font-weight="normal" officeooo:rsid="001cecb5" style:font-size-asian="10pt" style:font-weight-asian="normal" style:font-size-complex="10pt" style:font-weight-complex="normal"/>
    </style:style>
    <style:style style:name="T69" style:family="text">
      <style:text-properties style:font-name="Times New Roman" fo:font-size="10pt" fo:font-weight="normal" officeooo:rsid="00225c78" style:font-size-asian="10pt" style:font-weight-asian="normal" style:font-size-complex="10pt" style:font-weight-complex="normal"/>
    </style:style>
    <style:style style:name="T7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7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4a216" fo:background-color="transparent" loext:char-shading-value="0" style:font-name-asian="Times New Roman1" style:font-size-asian="10pt" style:font-style-asian="normal" style:font-weight-asian="normal" style:font-name-complex="Times New Roman1" style:font-size-complex="10pt"/>
    </style:style>
    <style:style style:name="T7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53ff83" fo:background-color="transparent" loext:char-shading-value="0" style:font-name-asian="Times New Roman1" style:font-size-asian="10pt" style:font-style-asian="normal" style:font-weight-asian="normal" style:font-name-complex="Times New Roman1" style:font-size-complex="10pt"/>
    </style:style>
    <style:style style:name="T7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55ae44" fo:background-color="transparent" loext:char-shading-value="0" style:font-name-asian="Times New Roman1" style:font-size-asian="10pt" style:font-style-asian="normal" style:font-weight-asian="normal" style:font-name-complex="Times New Roman1" style:font-size-complex="10pt"/>
    </style:style>
    <style:style style:name="T7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571d30" fo:background-color="transparent" loext:char-shading-value="0" style:font-name-asian="Times New Roman1" style:font-size-asian="10pt" style:font-style-asian="normal" style:font-weight-asian="normal" style:font-name-complex="Times New Roman1" style:font-size-complex="10pt"/>
    </style:style>
    <style:style style:name="T7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59e4ef" fo:background-color="transparent" loext:char-shading-value="0" style:font-name-asian="Times New Roman1" style:font-size-asian="10pt" style:font-style-asian="normal" style:font-weight-asian="normal" style:font-name-complex="Times New Roman1" style:font-size-complex="10pt"/>
    </style:style>
    <style:style style:name="T7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5c78" fo:background-color="transparent" loext:char-shading-value="0" style:font-name-asian="Times New Roman1" style:font-size-asian="10pt" style:font-style-asian="normal" style:font-weight-asian="normal" style:font-name-complex="Times New Roman1" style:font-size-complex="10pt"/>
    </style:style>
    <style:style style:name="T7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944a1" fo:background-color="transparent" loext:char-shading-value="0" style:font-name-asian="Times New Roman1" style:font-size-asian="10pt" style:font-style-asian="normal" style:font-weight-asian="normal" style:font-name-complex="Times New Roman1" style:font-size-complex="10pt"/>
    </style:style>
    <style:style style:name="T7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80086" fo:background-color="transparent" loext:char-shading-value="0" style:font-name-asian="Times New Roman1" style:font-size-asian="10pt" style:font-style-asian="normal" style:font-weight-asian="normal" style:font-name-complex="Times New Roman1" style:font-size-complex="10pt"/>
    </style:style>
    <style:style style:name="T7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885f0" fo:background-color="transparent" loext:char-shading-value="0" style:font-name-asian="Times New Roman1" style:font-size-asian="10pt" style:font-style-asian="normal" style:font-weight-asian="normal" style:font-name-complex="Times New Roman1" style:font-size-complex="10pt"/>
    </style:style>
    <style:style style:name="T80"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fo:background-color="transparent" loext:char-shading-value="0" style:font-name-asian="Times New Roman1" style:font-size-asian="10pt" style:font-style-asian="italic" style:font-weight-asian="normal" style:font-name-complex="Times New Roman1" style:font-size-complex="10pt" style:font-style-complex="italic"/>
    </style:style>
    <style:style style:name="T81" style:family="text">
      <style:text-properties fo:font-variant="normal" fo:text-transform="none" fo:color="#000000" style:text-line-through-style="none" style:text-line-through-type="none" style:text-position="0% 100%" style:font-name="Times New Roman" fo:font-size="10pt" fo:language="en" fo:country="GB"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font-weight-complex="bold"/>
    </style:style>
    <style:style style:name="T82" style:family="text">
      <style:text-properties fo:font-variant="normal" fo:text-transform="none" fo:color="#000000" style:text-line-through-style="none" style:text-line-through-type="none" style:text-position="0% 100%" style:font-name="Times New Roman" fo:font-size="10pt" fo:language="en" fo:country="GB" fo:font-style="normal" style:text-underline-style="none" fo:font-weight="normal" officeooo:rsid="0033ac01" fo:background-color="transparent" loext:char-shading-value="0" style:font-name-asian="Times New Roman1" style:font-size-asian="10pt" style:font-style-asian="normal" style:font-weight-asian="normal" style:font-name-complex="Times New Roman1" style:font-size-complex="10pt" style:font-weight-complex="bold"/>
    </style:style>
    <style:style style:name="T83" style:family="text">
      <style:text-properties fo:font-variant="normal" fo:text-transform="none" fo:color="#000000" style:text-line-through-style="none" style:text-line-through-type="none" style:text-position="0% 100%" style:font-name="Times New Roman" fo:font-style="normal" style:text-underline-style="none" fo:font-weight="normal" fo:background-color="transparent" loext:char-shading-value="0" style:font-name-asian="Times New Roman1" style:font-style-asian="normal" style:font-weight-asian="normal" style:font-name-complex="Times New Roman1"/>
    </style:style>
    <style:style style:name="T84"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353421" fo:background-color="transparent" loext:char-shading-value="0" style:font-name-asian="Times New Roman1" style:font-style-asian="normal" style:font-weight-asian="normal" style:font-name-complex="Times New Roman1"/>
    </style:style>
    <style:style style:name="T85"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3c4050" fo:background-color="transparent" loext:char-shading-value="0" style:font-name-asian="Times New Roman1" style:font-style-asian="normal" style:font-weight-asian="normal" style:font-name-complex="Times New Roman1"/>
    </style:style>
    <style:style style:name="T86"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3ee507" fo:background-color="transparent" loext:char-shading-value="0" style:font-name-asian="Times New Roman1" style:font-style-asian="normal" style:font-weight-asian="normal" style:font-name-complex="Times New Roman1"/>
    </style:style>
    <style:style style:name="T87"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413e99" fo:background-color="transparent" loext:char-shading-value="0" style:font-name-asian="Times New Roman1" style:font-style-asian="normal" style:font-weight-asian="normal" style:font-name-complex="Times New Roman1"/>
    </style:style>
    <style:style style:name="T88"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457fe2" fo:background-color="transparent" loext:char-shading-value="0" style:font-name-asian="Times New Roman1" style:font-style-asian="normal" style:font-weight-asian="normal" style:font-name-complex="Times New Roman1"/>
    </style:style>
    <style:style style:name="T89"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474957" fo:background-color="transparent" loext:char-shading-value="0" style:font-name-asian="Times New Roman1" style:font-style-asian="normal" style:font-weight-asian="normal" style:font-name-complex="Times New Roman1"/>
    </style:style>
    <style:style style:name="T90"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4873d6" fo:background-color="transparent" loext:char-shading-value="0" style:font-name-asian="Times New Roman1" style:font-style-asian="normal" style:font-weight-asian="normal" style:font-name-complex="Times New Roman1"/>
    </style:style>
    <style:style style:name="T91"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4c538d" fo:background-color="transparent" loext:char-shading-value="0" style:font-name-asian="Times New Roman1" style:font-style-asian="normal" style:font-weight-asian="normal" style:font-name-complex="Times New Roman1"/>
    </style:style>
    <style:style style:name="T92"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60f167" fo:background-color="transparent" loext:char-shading-value="0" style:font-name-asian="Times New Roman1" style:font-style-asian="normal" style:font-weight-asian="normal" style:font-name-complex="Times New Roman1"/>
    </style:style>
    <style:style style:name="T93"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6281fe" fo:background-color="transparent" loext:char-shading-value="0" style:font-name-asian="Times New Roman1" style:font-style-asian="normal" style:font-weight-asian="normal" style:font-name-complex="Times New Roman1"/>
    </style:style>
    <style:style style:name="T94"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63b290" fo:background-color="transparent" loext:char-shading-value="0" style:font-name-asian="Times New Roman1" style:font-style-asian="normal" style:font-weight-asian="normal" style:font-name-complex="Times New Roman1"/>
    </style:style>
    <style:style style:name="T95"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65b1bc" fo:background-color="transparent" loext:char-shading-value="0" style:font-name-asian="Times New Roman1" style:font-style-asian="normal" style:font-weight-asian="normal" style:font-name-complex="Times New Roman1"/>
    </style:style>
    <style:style style:name="T96"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6825f3" fo:background-color="transparent" loext:char-shading-value="0" style:font-name-asian="Times New Roman1" style:font-style-asian="normal" style:font-weight-asian="normal" style:font-name-complex="Times New Roman1"/>
    </style:style>
    <style:style style:name="T97"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6825f3" fo:background-color="transparent" loext:char-shading-value="0" style:font-name-asian="Times New Roman1" style:font-style-asian="normal" style:font-weight-asian="normal" style:font-name-complex="Times New Roman1" style:font-style-complex="normal"/>
    </style:style>
    <style:style style:name="T98"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752e44" fo:background-color="transparent" loext:char-shading-value="0" style:font-name-asian="Times New Roman1" style:font-style-asian="normal" style:font-weight-asian="normal" style:font-name-complex="Times New Roman1"/>
    </style:style>
    <style:style style:name="T99"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76479e" fo:background-color="transparent" loext:char-shading-value="0" style:font-name-asian="Times New Roman1" style:font-style-asian="normal" style:font-weight-asian="normal" style:font-name-complex="Times New Roman1"/>
    </style:style>
    <style:style style:name="T100"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780086" fo:background-color="transparent" loext:char-shading-value="0" style:font-name-asian="Times New Roman1" style:font-style-asian="normal" style:font-weight-asian="normal" style:font-name-complex="Times New Roman1"/>
    </style:style>
    <style:style style:name="T101" style:family="text">
      <style:text-properties fo:font-variant="normal" fo:text-transform="none" fo:color="#000000" style:text-line-through-style="none" style:text-line-through-type="none" style:text-position="0% 100%" style:font-name="Times New Roman" fo:font-style="italic" style:text-underline-style="none" fo:font-weight="normal" fo:background-color="transparent" loext:char-shading-value="0" style:font-name-asian="Times New Roman1" style:font-style-asian="italic" style:font-weight-asian="normal" style:font-name-complex="Times New Roman1" style:font-style-complex="italic"/>
    </style:style>
    <style:style style:name="T102" style:family="text">
      <style:text-properties fo:font-variant="normal" fo:text-transform="none" fo:color="#000000" style:text-line-through-style="none" style:text-line-through-type="none" style:text-position="0% 100%" style:font-name="Times New Roman" fo:font-style="italic" style:text-underline-style="none" fo:font-weight="normal" officeooo:rsid="0051ebba" fo:background-color="transparent" loext:char-shading-value="0" style:font-name-asian="Times New Roman1" style:font-style-asian="italic" style:font-weight-asian="normal" style:font-name-complex="Times New Roman1" style:font-style-complex="italic"/>
    </style:style>
    <style:style style:name="T103" style:family="text">
      <style:text-properties fo:font-variant="normal" fo:text-transform="none" fo:color="#000000" style:text-line-through-style="none" style:text-line-through-type="none" style:text-position="0% 100%" style:font-name="Times New Roman" fo:font-style="italic" style:text-underline-style="none" fo:font-weight="normal" officeooo:rsid="005e7634" fo:background-color="transparent" loext:char-shading-value="0" style:font-name-asian="Times New Roman1" style:font-style-asian="italic" style:font-weight-asian="normal" style:font-name-complex="Times New Roman1" style:font-style-complex="italic"/>
    </style:style>
    <style:style style:name="T104" style:family="text">
      <style:text-properties officeooo:rsid="0029a334"/>
    </style:style>
    <style:style style:name="T105" style:family="text">
      <style:text-properties fo:font-style="italic" style:font-style-asian="italic" style:font-style-complex="italic"/>
    </style:style>
    <style:style style:name="T106" style:family="text">
      <style:text-properties style:font-name="Inter UI" fo:font-weight="bold" officeooo:rsid="00211dbd" style:font-weight-asian="bold" style:font-weight-complex="bold"/>
    </style:style>
    <style:style style:name="T107" style:family="text">
      <style:text-properties officeooo:rsid="006c9c96"/>
    </style:style>
    <style:style style:name="T108" style:family="text">
      <style:text-properties officeooo:rsid="006d58ba"/>
    </style:style>
    <style:style style:name="T109" style:family="text">
      <style:text-properties officeooo:rsid="006f30e1"/>
    </style:style>
    <style:style style:name="T110" style:family="text">
      <style:text-properties officeooo:rsid="006fe2c5"/>
    </style:style>
    <style:style style:name="T111" style:family="text">
      <style:text-properties officeooo:rsid="0070b920"/>
    </style:style>
    <style:style style:name="T112" style:family="text">
      <style:text-properties officeooo:rsid="0071b03e"/>
    </style:style>
    <style:style style:name="T113" style:family="text">
      <style:text-properties officeooo:rsid="00726094"/>
    </style:style>
    <style:style style:name="T114" style:family="text">
      <style:text-properties officeooo:rsid="007885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The aesthetic </text:span><text:span text:style-name="T4">values</text:span><text:span text:style-name="T3"> of source code</text:span></text:p>
      <text:p text:style-name="P9">Doctoral Symposium</text:p>
      <text:p text:style-name="P7">Depaz Pierre</text:p>
      <text:p text:style-name="P6"><text:span text:style-name="T3">Universite Paris-3 Sorbonne-Nouvelle</text:span><text:span text:style-name="T2">, </text:span><text:span text:style-name="T3">Paris</text:span><text:span text:style-name="T2">, </text:span><text:span text:style-name="T3">France</text:span></text:p>
      <text:p text:style-name="P5"><text:bookmark text:name="OLE_LINK2"/><text:bookmark text:name="OLE_LINK1"/><text:bookmark text:name="OLE_LINK8"/><text:bookmark text:name="OLE_LINK7"/>pierre.depaz@sorbonne-nouvelle.fr</text:p>
      <text:p text:style-name="P11"><text:span text:style-name="T5">Abstract. </text:span><text:span text:style-name="T81">This paper presents the state of my doctoral research on the aesthetics of source code. The approach taken here is that of literary and linguistic analysis</text:span><text:span text:style-name="T5">:</text:span><text:span text:style-name="T81"> by treating source code as text, it becomes possible to identify discourses about what values such as clarity, elegance, simplicity, efficiency </text:span><text:span text:style-name="T82">are essential to formal disposition of source code</text:span><text:span text:style-name="T81">. Due to the ambivalent position of source code as language that is understandable both by humans and machines, I aim at highlighting the multiple relationships between those aforementioned values. Through this process of identifying </text:span><text:span text:style-name="T82">how aesthetics manifests fornally in</text:span><text:span text:style-name="T81"> source code, the role and influence of programming languages will also be touched upon, insofar as they provide the linguistic structure within which those aesthetic manifestations take place.</text:span></text:p>
      <text:p text:style-name="P8"><text:span text:style-name="T5">Keywords: </text:span><text:span text:style-name="T6">Source code, aesthetics, programming languages, elegance, clarity.</text:span></text:p>
      <text:h text:style-name="P28" text:outline-level="2"><text:span text:style-name="T104">1 </text:span>Purpose of the research, its importance to the field <text:span text:style-name="T1">and expected contributions</text:span></text:h>
      <text:p text:style-name="P30">The purpose of this research is to identify the role that aesthetics play in the writing and reading of source code. At first somewhat counter-intuitive -why should something ultimately understood by a machine as binary voltage current be deemed "beautiful" or "ugly", "aesthetic" or not?- the fact that source code can have pleasing formal properties is almost universally acknowledged by programmers, digital artists and hobbyists alike. This implicit consensus about the possibility for code to be "beautiful" however falls short of providing identifiable and consistent formal aesthetic features specific to written source code. Taking the definition of aesthetics as a set of formal properties eliciting a sensory-emotional reaction in the creator and the beholder, this research project consists in looking at source code through the field of literary theory, by treating it as literary text, asking questions about form, authorship, readership, distribution and reception in the context of written scripts. The purpose of identifying the aesthetic properties of source code is to see to what extent these relate to, or differ from, the aesthetic properties of written language, and what is their relationship with the necessities of executing code. In particular, by looking at the tension between what is at the same time a machine-readable text and a human-readable text, I aim at highlighting the role that aesthetics play in both machine- and human-understandings of source code.</text:p>
      <text:p text:style-name="P33"/>
      <text:p text:style-name="P34"><text:span text:style-name="T70">This research intends to open up new readings of source code, using the lens of aesthetics in order to better understand how code functions as a specific semantic apparatus. It intends to bypass approaches of code as a purely theoretical notion—"code" as a term encompassing </text:span><text:span text:style-name="T71">any and all kinds of computation</text:span><text:span text:style-name="T70">, and thus erasing the variety of programming languages that make up its reality—, or as an effective procedure—code as a compiled binary and executed software. This definition of source code as limited to written code thus excludes graphical programming languages, although it is possible that the conclusions of the current project could apply to those, as well as executed code, thus drawing influences from, but not directly contributing to, the field of electronic literature. </text:span><text:span text:style-name="T71">Specifically</text:span><text:span text:style-name="T70">, this research contributes to an approach of aesthetics as a functional component in the creation, understanding, and re-use of cognitive objects.</text:span></text:p>
      <text:h text:style-name="P27" text:outline-level="2"><text:span text:style-name="T1">2 </text:span>Brief survey of background and related work</text:h>
      <text:p text:style-name="P31"><text:span text:style-name="T83">Overall, I intend to draw from two separate fields of research which address aesthetics in programming. The first </text:span><text:soft-page-break/><text:span text:style-name="T83">starts with the literature on software development and software engineering as technical practice, as illustrated by the works of Djikstra, Knuth, Kernighan and others. Most of the publications in this field connects aesthetics, as well as the related fields of "art of computer programming" (</text:span><text:span text:style-name="T84">K</text:span><text:span text:style-name="T83">nuth, </text:span><text:span text:style-name="T84">1962</text:span><text:span text:style-name="T83">), "craft of programming" (</text:span><text:span text:style-name="T85">McBreen, 2001</text:span><text:span text:style-name="T83">), or "beautiful code" (Oram, </text:span><text:span text:style-name="T87">2007</text:span><text:span text:style-name="T83">), to the reality of writing and reading understandable code—in a sense being concerned with "applied aesthetics". If one of the greatest hurdles of programming is to be able to comprehend what a piece of software's potential is, aesthetics is </text:span><text:span text:style-name="T88">approached here</text:span><text:span text:style-name="T83"> as an essential step towards overcoming that hurdle.</text:span></text:p>
      <text:p text:style-name="P37"><text:span text:style-name="T83"/></text:p>
      <text:p text:style-name="P37"><text:span text:style-name="T83">A second field stems from media studies </text:span><text:span text:style-name="T98">and</text:span><text:span text:style-name="T83"> so</text:span><text:span text:style-name="T99">f</text:span><text:span text:style-name="T83">tware studies. It starts from broad theoretical work establishing a definition of software as a socio-technical and cultural object (MacKenzie, </text:span><text:span text:style-name="T89">2006</text:span><text:span text:style-name="T83">), towards close, deliberate readings of source code in more recent work (Montfort et. al., </text:span><text:span text:style-name="T90">2012, </text:span><text:span text:style-name="T83">Paloque-Berges, </text:span><text:span text:style-name="T90">2009</text:span><text:span text:style-name="T83">), complemented by an approach from the field of literary studies (Marino, </text:span><text:span text:style-name="T86">2020</text:span><text:span text:style-name="T83">, Hayles, </text:span><text:span text:style-name="T91">2005</text:span><text:span text:style-name="T83">). The object of source code is more and more the focus of researchers, particularly in terms of </text:span><text:span text:style-name="T101">what code mea</text:span><text:span text:style-name="T102">n</text:span><text:span text:style-name="T101">s</text:span><text:span text:style-name="T83">, how it represents the world, and how it is represented in the world. However, little attention has been given to what kind of intrinsic formal aesthetic properties it could exhibit, or to what standards can source code be held to as an aesthetic object.</text:span></text:p>
      <text:p text:style-name="P37"><text:span text:style-name="T83"/></text:p>
      <text:p text:style-name="P35"><text:span text:style-name="T70">While dealing with the same object, the corp</text:span><text:span text:style-name="T72">ora</text:span><text:span text:style-name="T70"> studied are clearly separated from one another. One the one side, there exists a well-established corpus of commented source code circulating in the professional field of software development. These include best practices, code demonstrations, commentaries and text books, ranging from Djikstra's </text:span><text:span text:style-name="T80">programming pearls</text:span><text:span text:style-name="T70"> </text:span><text:span text:style-name="T73">(Djikstra, 1970) </text:span><text:span text:style-name="T70">to the commentary of the Unix version 6 source code </text:span><text:span text:style-name="T74">(Lions, 1976)</text:span><text:span text:style-name="T70">. The intent of this research is to further improve the quality of the software made by industry practicioners. References to other fields (such as linguistics, literary studies, or cognitive psychology) are therefore rare but not completely absent </text:span><text:span text:style-name="T75">(see: Knuth, 1984, Weinberg, 1998</text:span><text:span text:style-name="T70">). Most of the contributions of those texts is to establish concrete best practices when writing and reading source code, yet </text:span><text:span text:style-name="T78">they </text:span><text:span text:style-name="T70">only accidentally link it back to aesthetic and literary concepts such as </text:span><text:span text:style-name="T80">simplicity</text:span><text:span text:style-name="T70">, </text:span><text:span text:style-name="T80">clarity</text:span><text:span text:style-name="T70">, and </text:span><text:span text:style-name="T80">elegance</text:span><text:span text:style-name="T70">.</text:span></text:p>
      <text:p text:style-name="P37"><text:span text:style-name="T83">On the other side, the body of texts of self-defined </text:span><text:span text:style-name="T101">source code poet</text:span><text:span text:style-name="T103">r</text:span><text:span text:style-name="T101">y</text:span><text:span text:style-name="T83"> has been given close attention, but yet again mostly in terms of socio-cultural practices, and what they mean within the communities of programmers within which they were written and read. While often addressing the </text:span><text:span text:style-name="T101">poetics</text:span><text:span text:style-name="T83"> of code (i.e. the world-making, storytelling potential of software), some of these </text:span><text:span text:style-name="T92">(see: Temkin, 2007, Aquilina, 2015) </text:span><text:span text:style-name="T83">focus particularly on formal exercises such as Perl Poetry, the Obfuscated C Code Contest and well-known esoteric languages and investigate to what extent these writings could qualify as "code". Within the realm of "artistic code", Paloque-Berges's work is closest when it comes to analyzing the specific forms that source code poetry takes, and what kinds of relationships those forms have with natural languages. For instance, she does so both by highlighting syntactical tokens that make Perl uniquely suited to this kind of endeavour, but also by providing larger theoretical frameworks, based on the idea of fiction (Goodman, </text:span><text:span text:style-name="T93">1978</text:span><text:span text:style-name="T83">) and of practice (De Certeau, </text:span><text:span text:style-name="T93">1990</text:span><text:span text:style-name="T83">).</text:span></text:p>
      <text:p text:style-name="P37"><text:span text:style-name="T83"/></text:p>
      <text:p text:style-name="P37"><text:span text:style-name="T83">The most relevant and interesting research today has been coming from the field of </text:span><text:span text:style-name="T101">Critical Code Studies</text:span><text:span text:style-name="T83"> (</text:span><text:span text:style-name="T94">Marino, 2020</text:span><text:span text:style-name="T83">) and digital rhetoric. These link directly the syntactic and the semantic components of software: reading source code is essential to understanding what that code is intended to do. It is in this trajectory of code rhetoric that I place this research project, particularly in terms of untangling the relationship between specific formal manifestations and overall conceptual understanding. In that sense, I will be investigating this specific overlap by linking both the analysis of software as a technical practice a</text:span><text:span text:style-name="T100">nd</text:span><text:span text:style-name="T83"> as a soci</text:span><text:span text:style-name="T95">o-cultural</text:span><text:span text:style-name="T83"> object.</text:span></text:p>
      <text:h text:style-name="P27" text:outline-level="2"><text:span text:style-name="T1">3 </text:span>Description of the proposed approach <text:span text:style-name="T1">and current progress</text:span></text:h>
      <text:p text:style-name="P32"><text:span text:style-name="T83">The proposed methodology is threefold: empirical, theoretical and experimental. The basis of this research will be constituted of primary sources: source code available online, published in hobbyist magazines, commented in textbooks or published as artworks. The analysis of these texts, along with the discourses around those texts (comments, reviews, discussions) will help develop a heuristic to understand when and how the criteria of the beautiful, as well as the ugly, is summoned among communities of programmers. This corpus encompasses all ranges of project sizes, languages and periods, from the Apollo IX landing module procedure, to the snippets published in fanzines, or the examples shown in style guides, as well as the more obvious recent publications of </text:span><text:soft-page-break/><text:span text:style-name="T101">source code poetry</text:span><text:span text:style-name="T83">. The wide variety of texts integrated into the corpus will allow me to identify to what extent the aesthetic standards identified are context-free—i.e. which aspects vary between high-level languages and low-level languages? between professional and amateur codebases? between educational and artistic settings?</text:span></text:p>
      <text:p text:style-name="P38"><text:span text:style-name="T83"/></text:p>
      <text:p text:style-name="P38"><text:span text:style-name="T83">The second component of this process will be to examine the findings from the analysis of this corpus at the light of the somewhat more traditional concepts of literary theory and linguistics. Recurring concepts in programming discourses, such as </text:span><text:span text:style-name="T101">clarity</text:span><text:span text:style-name="T83">, will be further examined in the light of concepts such as authorship, reception, rhetorical figures, style, voice and layout, among others. This cross-disciplinary approach will establish a framework which takes into account both the appreciations intrinsic to the communities of practice of source code (e.g. software developers), as well as further highlight some unique aesthetic properties of code via literary methods of analysis. For instance, there could be an exploration of the concept of </text:span><text:span text:style-name="T101">simplicity</text:span><text:span text:style-name="T83"> by comparing the programming paradigm </text:span><text:span text:style-name="T101">DRY</text:span><text:span text:style-name="T83"> (Don't Repeat Yourself) and Barthes's </text:span><text:span text:style-name="T101">writing degree zero</text:span><text:span text:style-name="T83"> </text:span><text:span text:style-name="T96">(Barthes, 1972)</text:span><text:span text:style-name="T83">, or a re-assessment of </text:span><text:span text:style-name="T101">explicitness</text:span><text:span text:style-name="T83"> in the light of Mikhail Bakhtin's </text:span><text:span text:style-name="T101">dialogism </text:span><text:span text:style-name="T97">(Bakhtin, 1981)</text:span><text:span text:style-name="T83">.</text:span></text:p>
      <text:p text:style-name="P38"><text:span text:style-name="T83"/></text:p>
      <text:p text:style-name="P36"><text:span text:style-name="T76">Having sketched a conceptual framework for approaching source code as a text with potentially aesthetic manifestations, the last part of this research project will consist in confronting these conclusions with case studies. In line with the empirically starting point and the close-reading practice of </text:span><text:span text:style-name="T77">Critical Code Studies</text:span><text:span text:style-name="T76">, I intend to examine three texts, ranging in variety in terms of source code quality (professional, amateur, artistic), in order to confirm or infirm, and in any case further elaborate on, the framework established in the previous </text:span><text:span text:style-name="T79">stage</text:span><text:span text:style-name="T76">.</text:span></text:p>
      <text:p text:style-name="P36"><text:span text:style-name="T76"/></text:p>
      <text:p text:style-name="Text_20_body"><text:span text:style-name="T7">By working across disciplines, this research project intends to contribute both to software studies and to aesthetics. In terms of software studies, I </text:span><text:span text:style-name="T8">have compiled </text:span><text:span text:style-name="T7">a formal account of the collective practices and judgments which constitute aesthetic standards in the practice of reading and writing programs, </text:span><text:span text:style-name="T9">highlighting</text:span><text:span text:style-name="T7"> to what extent these standards are contextual, </text:span><text:span text:style-name="T10">and</text:span><text:span text:style-name="T7"> to what extent they are general, and in general making explicit the "ambient knowledge" which exists within these communities of practice. Following De Certeau's work on cultural studies and Sennett's work on craftsmanship, </text:span><text:span text:style-name="T15">the next step is</text:span><text:span text:style-name="T7"> to show that the act of writing and reading beautiful code </text:span><text:span text:style-name="T19">matters</text:span><text:span text:style-name="T7">.</text:span></text:p>
      <text:p text:style-name="Text_20_body"><text:span text:style-name="T7">S</text:span><text:span text:style-name="T11">o far, s</text:span><text:span text:style-name="T7">howing that aesthetics matters </text:span><text:span text:style-name="T16">has led</text:span><text:span text:style-name="T12"> me</text:span><text:span text:style-name="T7"> to further </text:span><text:span text:style-name="T12">qualify</text:span><text:span text:style-name="T7"> the role of aesthetics as a functional one (telic, rather than autotelic), insofar as aesthetics can be judged by the extent to which, by making something </text:span><text:span text:style-name="T19">understandable</text:span><text:span text:style-name="T7">, they make something </text:span><text:span text:style-name="T19">work</text:span><text:span text:style-name="T7">. This research project therefore </text:span><text:span text:style-name="T13">aligns with</text:span><text:span text:style-name="T7"> Goodman's claim that aesthetics are a functional part of cognitive appreciation of objects and phenomena </text:span><text:span text:style-name="T14">with which we engage</text:span><text:span text:style-name="T7">. By focusing on the relationships between the made (the object), the said (the language, programming or natural) and the thought (the concept) in the unique combination that software offers, I expect to contribute to a deeper understanding of the role of </text:span><text:span text:style-name="T17">human </text:span><text:span text:style-name="T18">and machine </text:span><text:span text:style-name="T7">linguistics, as well as social contexts (as they are presupposed by linguistic activity) in the appreciation and judgment of aesthetic forms.</text:span></text:p>
      <text:p text:style-name="P29"><text:span text:style-name="T106">References</text:span></text:p>
      <text:p text:style-name="P23"><text:span text:style-name="T21">A</text:span><text:span text:style-name="T20">quilina, Mario, </text:span><text:span text:style-name="T67">2015. </text:span><text:span text:style-name="T23">The Computational Sublime in Nick Montfort's ‘Round’ and ‘All the Names of God’</text:span><text:span text:style-name="T67">, in </text:span><text:span text:style-name="T23">CounterText</text:span><text:span text:style-name="T67">, Vol. 1 No. 3, Edinburgh University Press.</text:span></text:p>
      <text:p text:style-name="P24"><text:span text:style-name="T20">Bakhtin, Mikhail</text:span><text:span text:style-name="T67">, 1981. </text:span><text:span text:style-name="T23">The Dialogic Imagination: Four Essays</text:span><text:span text:style-name="T67">, Austin and London: University of Texas Press.</text:span></text:p>
      <text:p text:style-name="P2"><text:span text:style-name="T21">Barthes, Roland</text:span><text:span text:style-name="T68">, </text:span><text:bookmark text:name="CITEREFBarthes19721"/><text:span text:style-name="T69">1972, </text:span><text:span text:style-name="Citation"><text:span text:style-name="T22">Le Degré zéro de l'écriture suivi de Nouveaux essais critiques, </text:span></text:span><text:span text:style-name="Citation"><text:span text:style-name="T50">Paris: </text:span></text:span><text:span text:style-name="Citation"><text:span text:style-name="T49">Editions du Seuil.</text:span></text:span></text:p>
      <text:p text:style-name="P3"><text:span text:style-name="Citation"><text:span text:style-name="T37">Chandra, Vikram</text:span></text:span><text:span text:style-name="Citation"><text:span text:style-name="T51">, 2014, </text:span></text:span><text:span text:style-name="Citation"><text:span text:style-name="T24">Geek Sublime: The Beauty Of Code</text:span></text:span><text:span text:style-name="Citation"><text:span text:style-name="T51">, Port Townsend, WA: Graywolf Press.</text:span></text:span></text:p>
      <text:p text:style-name="P4"><text:span text:style-name="Citation"><text:span text:style-name="T36">Cramer, Florian</text:span></text:span><text:span text:style-name="Citation"><text:span text:style-name="T48">, </text:span></text:span><text:span text:style-name="Citation"><text:span text:style-name="T50">2005, </text:span></text:span><text:span text:style-name="Citation"><text:span text:style-name="T23">Words Made Flesh: Code, Culture, Imagination</text:span></text:span><text:span text:style-name="Citation"><text:span text:style-name="T48">, </text:span></text:span><text:span text:style-name="Citation"><text:span text:style-name="T50">Rotterdam: </text:span></text:span><text:span text:style-name="Citation"><text:span text:style-name="T48">Piet Zwart Institute.</text:span></text:span></text:p>
      <text:p text:style-name="P12"><text:span text:style-name="Citation"><text:span text:style-name="T36">De Certeau, Michel</text:span></text:span><text:span text:style-name="Citation"><text:span text:style-name="T48">, </text:span></text:span><text:span text:style-name="Citation"><text:span text:style-name="T51">1990, </text:span></text:span><text:span text:style-name="Citation"><text:span text:style-name="T23">L’Invention du Quotidien,</text:span></text:span><text:span text:style-name="Citation"><text:span text:style-name="T48"> </text:span></text:span><text:span text:style-name="Citation"><text:span text:style-name="T51">Paris: </text:span></text:span><text:span text:style-name="Citation"><text:span text:style-name="T48">Editions Gallimard.</text:span></text:span></text:p>
      <text:p text:style-name="P18"><text:span text:style-name="Citation"><text:span text:style-name="T44">Djikstra, Edsger</text:span></text:span><text:span text:style-name="Citation"><text:span text:style-name="T60">, 1970. </text:span></text:span><text:span text:style-name="Citation"><text:span text:style-name="T32">Notes On Structured Programming</text:span></text:span><text:span text:style-name="Citation"><text:span text:style-name="T60">, TU Eindhoven, retrieved online from: </text:span></text:span><text:a xlink:type="simple" xlink:href="https://www.cs.utexas.edu/users/EWD/ewd02xx/EWD249.PDF" text:style-name="Internet_20_link" text:visited-style-name="Visited_20_Internet_20_Link"><text:span text:style-name="Citation"><text:span text:style-name="T60">https://www.cs.utexas.edu/users/EWD/ewd02xx/EWD249.PDF</text:span></text:span></text:a><text:span text:style-name="Citation"><text:span text:style-name="T60"> </text:span></text:span><text:span text:style-name="Citation"><text:span text:style-name="T61">on 28/04/2020.</text:span></text:span></text:p>
      <text:p text:style-name="P12"><text:span text:style-name="Citation"><text:span text:style-name="T36">Goodman, Nelson</text:span></text:span><text:span text:style-name="Citation"><text:span text:style-name="T48">, </text:span></text:span><text:span text:style-name="Citation"><text:span text:style-name="T51">1978, </text:span></text:span><text:span text:style-name="Citation"><text:span text:style-name="T23">Ways of World-making</text:span></text:span><text:span text:style-name="Citation"><text:span text:style-name="T48">, </text:span></text:span><text:span text:style-name="Citation"><text:span text:style-name="T51">Indianapolis, IN: </text:span></text:span><text:span text:style-name="Citation"><text:span text:style-name="T48">Hackett Publishing Company.</text:span></text:span></text:p>
      <text:p text:style-name="P17"><text:span text:style-name="Citation"><text:span text:style-name="T43">Hayles, N. Katherine</text:span></text:span><text:span text:style-name="Citation"><text:span text:style-name="T59">, 2005. </text:span></text:span><text:span text:style-name="Citation"><text:span text:style-name="T31">My Mother Was a Computer: Digital Subjects and Literary Texts</text:span></text:span><text:span text:style-name="Citation"><text:span text:style-name="T59">, IL: University of Chicago Press</text:span></text:span></text:p>
      <text:p text:style-name="P13"><text:span text:style-name="Citation"><text:span text:style-name="T40">Knuth, Donald E.</text:span></text:span><text:span text:style-name="Citation"><text:span text:style-name="T54">, 1962, </text:span></text:span><text:span text:style-name="Citation"><text:span text:style-name="T27">The Art of Computer Programming</text:span></text:span><text:span text:style-name="Citation"><text:span text:style-name="T54">, </text:span></text:span><text:span text:style-name="Citation"><text:span text:style-name="T55">MA: </text:span></text:span><text:span text:style-name="Citation"><text:span text:style-name="T54">Addison-Wesley.</text:span></text:span></text:p>
      <text:p text:style-name="P19"><text:span text:style-name="Citation"><text:span text:style-name="T45">Lions, John,</text:span></text:span><text:span text:style-name="Citation"><text:span text:style-name="T62"> 1976. </text:span></text:span><text:span text:style-name="Citation"><text:span text:style-name="T33">Lions' Commentary on UNIX 6th Edition, with Source Code</text:span></text:span><text:span text:style-name="Citation"><text:span text:style-name="T62">, University of New South Wales.</text:span></text:span></text:p>
      <text:p text:style-name="P14"><text:span text:style-name="Citation"><text:span text:style-name="T38">Mackenzie, Adrian</text:span></text:span><text:span text:style-name="Citation"><text:span text:style-name="T52">. 2006. </text:span></text:span><text:span text:style-name="Citation"><text:span text:style-name="T25">Cutting Code: Software and Sociality</text:span></text:span><text:span text:style-name="Citation"><text:span text:style-name="T52">. New York, NY: Peter Lang.</text:span></text:span></text:p>
      <text:p text:style-name="P16"><text:span text:style-name="Citation"><text:span text:style-name="T42">Marino, Mark</text:span></text:span><text:span text:style-name="Citation"><text:span text:style-name="T58">, 2020. </text:span></text:span><text:span text:style-name="Citation"><text:span text:style-name="T30">Critical Code Studies</text:span></text:span><text:span text:style-name="Citation"><text:span text:style-name="T58">, MA: MIT Press.</text:span></text:span></text:p>
      <text:p text:style-name="P15"><text:span text:style-name="Citation"><text:span text:style-name="T41">McBreen, Peter</text:span></text:span><text:span text:style-name="Citation"><text:span text:style-name="T56">, </text:span></text:span><text:span text:style-name="Citation"><text:span text:style-name="T28">Software Craftsmanship: The New Imperative</text:span></text:span><text:span text:style-name="Citation"><text:span text:style-name="T56">, MA: Addision-Wesley.</text:span></text:span></text:p>
      <text:p text:style-name="P25"><text:span text:style-name="Citation"><text:span text:style-name="T65">Montfort, Nick et. al</text:span></text:span><text:span text:style-name="Citation"><text:span text:style-name="T53">., 2012, </text:span></text:span><text:span text:style-name="Citation"><text:span text:style-name="T26">10 PRINT CHR$(205.5+RND(1)); : GOTO 10</text:span></text:span><text:span text:style-name="Citation"><text:span text:style-name="T53">, Boston, MA: The MIT Press.</text:span></text:span></text:p>
      <text:p text:style-name="P26"><text:span text:style-name="Citation"><text:span text:style-name="T66">Oram, Andy, Wilson, Greg,</text:span></text:span><text:span text:style-name="Citation"><text:span text:style-name="T57"> 2007,</text:span></text:span><text:span text:style-name="Citation"><text:span text:style-name="T29"> Beautiful Code: Leadings Programmers Explain How They Think</text:span></text:span><text:span text:style-name="Citation"><text:span text:style-name="T57">, BE: O’Reilly.</text:span></text:span></text:p>
      <text:p text:style-name="P20"><text:span text:style-name="Citation"><text:span text:style-name="T39">Paloque-Berges, Camille</text:span></text:span><text:span text:style-name="Citation"><text:span text:style-name="T53">, 2009. </text:span></text:span><text:span text:style-name="Citation"><text:span text:style-name="T26">Poétique des codes sur le réseau informatique, </text:span></text:span><text:span text:style-name="Citation"><text:span text:style-name="T53">Paris, Editions des Archives Contemporaines.</text:span></text:span></text:p>
      <text:p text:style-name="P22"><text:span text:style-name="Citation"><text:span text:style-name="T47">Temkin, Daniel,</text:span></text:span><text:span text:style-name="Citation"><text:span text:style-name="T64"> 2017. <text:s/></text:span></text:span><text:span text:style-name="Citation"><text:span text:style-name="T35">Language Without Code: Intentionally Unusable, Uncomputable, or Conceptual Programming Languages</text:span></text:span><text:span text:style-name="Citation"><text:span text:style-name="T64">, in CITAR, Vol. 9, No. 3, Portuguese Catholic University. </text:span></text:span></text:p>
      <text:p text:style-name="P21"><text:span text:style-name="Citation"><text:span text:style-name="T46">Weinberg, Gerald</text:span></text:span><text:span text:style-name="Citation"><text:span text:style-name="T63">, 1998</text:span></text:span><text:span text:style-name="Citation"><text:span text:style-name="T34">. The Psychology of Computer Programming</text:span></text:span><text:span text:style-name="Citation"><text:span text:style-name="T63">, NY: Dorset Hous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 Regular" svg:font-family="''JetBrains Mono Regular', 'Droid Sans Mono', monospace, monospace, 'Droid Sans Fallback', ',', 'Droid Sans Mono', ',', monospace, ', monospace,', 'Droid Sans Fallback', 'font-weight: normal', 'font-size: 14px', 'line-height: 19px', 'white-space: pre'"/>
    <style:font-face style:name="StarSymbol" svg:font-family="StarSymbol"/>
    <style:font-face style:name="Tahoma1" svg:font-family="Tahoma"/>
    <style:font-face style:name="Courier New" svg:font-family="'Courier New'" style:font-family-generic="modern" style:font-pitch="fixed"/>
    <style:font-face style:name="Inter UI" svg:font-family="'Inter U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Authors" style:family="paragraph" style:parent-style-name="Standard" style:default-outline-level="">
      <style:paragraph-properties fo:text-align="center" style:justify-single-word="false"/>
      <style:text-properties fo:font-size="11pt" style:font-size-asian="11pt" style:font-size-complex="11pt"/>
    </style:style>
    <style:style style:name="Affiliations" style:family="paragraph" style:parent-style-name="Authors" style:default-outline-level="">
      <style:paragraph-properties fo:margin-top="0in" fo:margin-bottom="0in" loext:contextual-spacing="false"/>
      <style:text-properties fo:font-size="9pt" style:font-size-asian="9pt" style:font-size-complex="9pt"/>
    </style:style>
    <style:style style:name="Title" style:family="paragraph" style:parent-style-name="Standard" style:next-style-name="Standard" style:default-outline-level="" style:class="chapter">
      <style:paragraph-properties fo:margin-top="0in" fo:margin-bottom="0.139in" loext:contextual-spacing="true"/>
      <style:text-properties style:font-name="Calibri" fo:font-family="Calibri" style:font-family-generic="roman" style:font-pitch="variable" fo:font-size="24pt" fo:letter-spacing="0.0035in" style:letter-kerning="true" style:font-name-asian="ＭＳ ゴシック" style:font-family-asian="'ＭＳ ゴシック'" style:font-family-generic-asian="system" style:font-pitch-asian="variable" style:font-size-asian="24pt" style:font-name-complex="Tahoma" style:font-family-complex="Tahoma" style:font-family-generic-complex="system" style:font-pitch-complex="variable" style:font-size-complex="26pt"/>
    </style:style>
    <style:style style:name="Abstract_20__2b__20_Keywords" style:display-name="Abstract + Keywords" style:family="paragraph" style:parent-style-name="Standard" style:default-outline-level="">
      <style:paragraph-properties fo:margin-top="0.139in" fo:margin-bottom="0.139in" loext:contextual-spacing="false"/>
    </style:style>
    <style:style style:name="normal" style:family="paragraph" style:default-outline-level="">
      <style:paragraph-properties fo:text-align="start" style:justify-single-word="false" fo:orphans="0" fo:widows="0" style:writing-mode="lr-tb"/>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date>2020-05-01T13:21:32.197917173</dc:date>
    <meta:editing-duration>PT2H6M5S</meta:editing-duration>
    <meta:editing-cycles>84</meta:editing-cycles>
    <meta:generator>LibreOffice/6.4.3.2$Linux_X86_64 LibreOffice_project/40$Build-2</meta:generator>
    <meta:document-statistic meta:table-count="0" meta:image-count="0" meta:object-count="0" meta:page-count="4" meta:paragraph-count="43" meta:word-count="2125" meta:character-count="14169" meta:non-whitespace-character-count="12089"/>
  </office:meta>
</office:document-meta>
</file>